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 svg:font-family="engli"/>
    <style:font-face style:name="englis" svg:font-family="engli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englis" fo:language="en" fo:country="GB"/>
    </style:style>
    <style:style style:name="P2" style:family="paragraph" style:parent-style-name="Text_20_body">
      <style:text-properties style:font-name="englis" fo:language="en" fo:country="GB" officeooo:rsid="001e5160" officeooo:paragraph-rsid="001e5160"/>
    </style:style>
    <style:style style:name="P3" style:family="paragraph" style:parent-style-name="Text_20_body">
      <style:text-properties style:font-name="engli" officeooo:rsid="001ec284" officeooo:paragraph-rsid="001ec284"/>
    </style:style>
    <style:style style:name="P4" style:family="paragraph" style:parent-style-name="Heading_20_3">
      <style:text-properties style:font-name="englis" fo:language="en" fo:country="GB"/>
    </style:style>
    <style:style style:name="P5" style:family="paragraph" style:parent-style-name="Heading_20_3">
      <style:text-properties fo:language="en" fo:country="GB"/>
    </style:style>
    <style:style style:name="P6" style:family="paragraph" style:parent-style-name="Heading_20_1">
      <style:text-properties style:font-name="englis" fo:language="en" fo:country="GB"/>
    </style:style>
    <style:style style:name="T1" style:family="text">
      <style:text-properties officeooo:rsid="001d78c0"/>
    </style:style>
    <style:style style:name="T2" style:family="text">
      <style:text-properties officeooo:rsid="0020b2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election of potential regulon genes for each replicate/strain separately</text:h>
      <text:h text:style-name="P4" text:outline-level="3">Selection of genes for comparison of potential regulon genes obtained in strain and on vector of all <text:span text:style-name="T1">measurements</text:span> ('all')</text:h>
      <text:p text:style-name="P1">Before, we selected genes to use in Orange clustering/t-SNE if they had at least one close <text:span text:style-name="T1">neighbor</text:span> (with cosine similarity being equal or greater than a threshold). The cosine <text:span text:style-name="T1">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latter</text:span> find patterns conserved between strains/replicates. However, we decided on the last meeting not to go in this direction - e.g. to rather analyse data as before, on <text:s/>the whole concatenated <text:span text:style-name="T1">measurement</text:span> vector.</text:p>
      <text:p text:style-name="P1"/>
      <text:p text:style-name="P1">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Additionaly, Blaz mentioned that having a minimal regulon threshold size above inital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1"/>
      <text:p text:style-name="P1">Then I compared selected genes between all pairs of grops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text:soft-page-break/>discussed on Tuesday) matches the selected genes in other groups. Additionally, I sought genes that would be present in all groups (excluding 'all' 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recplicates clustering could show if any of the replicates of a strain do not occur where we would expect them. However, a bettwer method to look at this would be a PC1 vs time or another dimension reduction method.</text:p>
      <text:p text:style-name="P1"/>
      <text:h text:style-name="P5" text:outline-level="3">Selection of genes for comparison between strains</text:h>
      <text:p text:style-name="P2">S</text:p>
      <text:h text:style-name="Heading_20_3" text:outline-level="3">Selection of genes DE in time</text:h>
      <text:p text:style-name="P3">S<text:span text:style-name="T2">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 svg:font-family="engli"/>
    <style:font-face style:name="englis" svg:font-family="engli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31:03.790675973</meta:creation-date>
    <dc:date>2020-01-29T14:41:08.479595685</dc:date>
    <meta:editing-duration>PT2H10M2S</meta:editing-duration>
    <meta:editing-cycles>5</meta:editing-cycles>
    <meta:generator>LibreOffice/6.0.7.3$Linux_X86_64 LibreOffice_project/00m0$Build-3</meta:generator>
    <meta:document-statistic meta:table-count="0" meta:image-count="0" meta:object-count="0" meta:page-count="2" meta:paragraph-count="9" meta:word-count="656" meta:character-count="4114" meta:non-whitespace-character-count="3462"/>
  </office:meta>
</office:document-meta>
</file>